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7ef9" officeooo:paragraph-rsid="00067ef9"/>
    </style:style>
    <style:style style:name="P2" style:family="paragraph" style:parent-style-name="Standard">
      <style:text-properties officeooo:rsid="00067ef9" officeooo:paragraph-rsid="0007315a"/>
    </style:style>
    <style:style style:name="P3" style:family="paragraph" style:parent-style-name="Standard">
      <style:text-properties officeooo:rsid="00067ef9" officeooo:paragraph-rsid="0007fe68"/>
    </style:style>
    <style:style style:name="P4" style:family="paragraph" style:parent-style-name="Standard">
      <style:text-properties officeooo:rsid="0007fe68" officeooo:paragraph-rsid="0007fe68"/>
    </style:style>
    <style:style style:name="T1" style:family="text">
      <style:text-properties officeooo:rsid="000731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áquinas Virtuais</text:p>
      <text:p text:style-name="P4"><text:tab/>O que são e como funciona?</text:p>
      <text:p text:style-name="P1"/>
      <text:p text:style-name="P1">O que são containers?</text:p>
      <text:p text:style-name="P2"><text:tab/>A tecnologia de conteinerização prover um ambiente no qual executa um aplicação de forma isolada, e esse ambiente, chamado de container, pode ser movido entre hosts sem atritos. Essas características podem ser vistas também em virtualização de máquinas( Vms).</text:p>
      <text:p text:style-name="P3"><text:tab/><text:span text:style-name="T1">Quando se começa a trabalhar com containers se tenta enquadrá-la como uma tecnologia de muita semelhanças as máquinas virtuais, e de fato a duas apresentam pelo menos duas características comuns ambientes isolados e com fácil movimentação entre hosts, no entanto, containers compartilham recursos presentes no kernel do OS host, enquanto que Vms precisam carregar OS completo para executar serviços, dessa forma quem contrata um serviço de máquinas virtuais geralmente adiquire mais do que precisa para rodar suas aplicações, por outro lado containers carrega somente o que precisa para rodar uma simples aplicação, dessa forma é adicionado ao container somente o que é necessário para a aplicação.</text:span></text:p>
      <text:p text:style-name="P3"/>
      <text:p text:style-name="P3"><text:span text:style-name="T1"><text:s text:c="2"/></text:span><text:s text:c="3"/></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14:02:03.836486929</meta:creation-date>
    <dc:date>2016-10-27T14:39:32.388620445</dc:date>
    <meta:editing-duration>PT5M34S</meta:editing-duration>
    <meta:editing-cycles>1</meta:editing-cycles>
    <meta:document-statistic meta:table-count="0" meta:image-count="0" meta:object-count="0" meta:page-count="1" meta:paragraph-count="7" meta:word-count="157" meta:character-count="1030" meta:non-whitespace-character-count="869"/>
    <meta:generator>LibreOffice/5.1.4.2$Linux_x86 LibreOffice_project/10m0$Build-2</meta:generator>
  </office:meta>
</office:document-meta>
</file>